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1.2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3.7cm"/>
    </style:style>
    <style:style style:name="gr3" style:family="graphic" style:parent-style-name="standard">
      <style:graphic-properties svg:stroke-color="#81d41a" draw:fill-color="#81d41a" draw:textarea-horizontal-align="justify" draw:textarea-vertical-align="middle" draw:auto-grow-height="false" fo:min-height="0.55cm" fo:min-width="0.1cm"/>
      <style:paragraph-properties style:writing-mode="lr-tb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55cm" fo:min-width="0.1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712cm" svg:height="13.049cm" svg:x="0.6cm" svg:y="0.6cm">
          <draw:text-box>
            <text:p>Plasmid.get_genes() test cases:</text:p>
            <text:p/>
            <text:p><text:span text:style-name="T1">N</text:span><text:span text:style-name="T1">o </text:span><text:span text:style-name="T1">g</text:span><text:span text:style-name="T1">e</text:span><text:span text:style-name="T1">n</text:span><text:span text:style-name="T1">e</text:span><text:span text:style-name="T1">s</text:span></text:p>
            <text:p/>
            <text:p>1. No promoters/terminators, no genes</text:p>
            <text:p/>
            <text:p/>
            <text:p>2. 1 promoter, no terminator, no genes</text:p>
            <text:p/>
            <text:p/>
            <text:p>3. 2 promoters, no terminator, no genes</text:p>
            <text:p/>
            <text:p/>
            <text:p>4. No promoter, 1 terminator, no genes</text:p>
            <text:p/>
            <text:p/>
            <text:p>5. No promoter, 2 terminators, no genes</text:p>
            <text:p/>
          </draw:text-box>
        </draw:frame>
        <draw:custom-shape draw:style-name="gr2" draw:text-style-name="P2" draw:layer="layout" svg:width="14.2cm" svg:height="0.8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5.6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8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8cm" svg:y="8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10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12.1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5.1cm" svg:y="12.1cm">
          <text:p text:style-name="P3">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1.712cm" svg:height="15.182cm" svg:x="0.6cm" svg:y="0.6cm">
          <draw:text-box>
            <text:p>Plasmid.get_genes() test cases:</text:p>
            <text:p/>
            <text:p><text:span text:style-name="T1">1 gene</text:span></text:p>
            <text:p/>
            <text:p>1. 1 promoter, 1 terminator, 1 gene</text:p>
            <text:p/>
            <text:p/>
            <text:p>2. 2 promoter, 1 terminator, 1 gene</text:p>
            <text:p/>
            <text:p/>
            <text:p/>
            <text:p>3. 1 promoters, 2 terminator, 1 gene</text:p>
            <text:p/>
            <text:p/>
            <text:p/>
            <text:p/>
            <text:p><text:span text:style-name="T1">Then test for 2 genes...</text:span></text:p>
            <text:p/>
            <text:p/>
            <text:p/>
            <text:p/>
          </draw:text-box>
        </draw:frame>
        <draw:custom-shape draw:style-name="gr2" draw:text-style-name="P2" draw:layer="layout" svg:width="14.2cm" svg:height="0.8cm" svg:x="12.6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5.6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8.7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3.6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3.6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7cm" svg:y="5.6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5.6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6.6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25cm" svg:y="6.6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6.6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8.7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5.1cm" svg:y="8.7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cm" svg:height="0.8cm" svg:x="12.6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cm" svg:height="0.8cm" svg:x="15cm" svg:y="9.7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23.4cm" svg:y="9.7cm">
          <text:p text:style-name="P3">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8cm" svg:x="13.5cm" svg:y="9.7cm">
          <text:p text:style-name="P3">T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1T18:54:29.333864020</meta:creation-date>
    <meta:editing-duration>PT18H46M35S</meta:editing-duration>
    <meta:editing-cycles>2</meta:editing-cycles>
    <meta:generator>LibreOffice/6.4.7.2$Linux_X86_64 LibreOffice_project/40$Build-2</meta:generator>
    <dc:date>2022-12-12T14:01:34.671285274</dc:date>
    <meta:document-statistic meta:object-count="57"/>
  </office:meta>
</office:document-meta>
</file>